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8000001049EF57805.png"/>
  <manifest:file-entry manifest:media-type="image/png" manifest:full-path="Pictures/10000000000000CA0000005DA8D1607B.png"/>
  <manifest:file-entry manifest:media-type="image/png" manifest:full-path="Pictures/100000000000025800000189AEED3507.png"/>
  <manifest:file-entry manifest:media-type="image/png" manifest:full-path="Pictures/1000000000000209000002B1A5EE5708.png"/>
  <manifest:file-entry manifest:media-type="image/png" manifest:full-path="Pictures/100000000000012500000042A708830D.png"/>
  <manifest:file-entry manifest:media-type="image/png" manifest:full-path="Pictures/10000000000002D000000244A59D2D0F.png"/>
  <manifest:file-entry manifest:media-type="image/png" manifest:full-path="Pictures/10000000000000D300000061A0B235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5.715cm" svg:height="5.442cm" svg:x="14.605cm" svg:y="12.7cm">
          <draw:image xlink:href="Pictures/1000000000000209000002B1A5EE5708.png" xlink:type="simple" xlink:show="embed" xlink:actuate="onLoad">
            <text:p/>
          </draw:image>
        </draw:frame>
        <draw:frame draw:style-name="gr1" draw:text-style-name="P1" draw:layer="layout" svg:width="3.81cm" svg:height="1.825cm" svg:x="22.86cm" svg:y="10.795cm">
          <draw:image xlink:href="Pictures/10000000000000CA0000005DA8D1607B.png" xlink:type="simple" xlink:show="embed" xlink:actuate="onLoad">
            <text:p/>
          </draw:image>
        </draw:frame>
        <draw:frame draw:style-name="gr1" draw:text-style-name="P1" draw:layer="layout" svg:width="6.985cm" svg:height="4.426cm" svg:x="20.32cm" svg:y="12.719cm">
          <draw:image xlink:href="Pictures/100000000000025800000189AEED3507.png" xlink:type="simple" xlink:show="embed" xlink:actuate="onLoad">
            <text:p/>
          </draw:image>
        </draw:frame>
        <draw:frame draw:style-name="gr1" draw:text-style-name="P1" draw:layer="layout" svg:width="3.101cm" svg:height="3.09cm" svg:x="24.13cm" svg:y="6.435cm">
          <draw:image xlink:href="Pictures/10000000000002D000000244A59D2D0F.png" xlink:type="simple" xlink:show="embed" xlink:actuate="onLoad">
            <text:p/>
          </draw:image>
        </draw:frame>
        <draw:frame draw:style-name="gr1" draw:text-style-name="P1" draw:layer="layout" svg:width="3.677cm" svg:height="1.93cm" svg:x="20.453cm" svg:y="7.595cm">
          <draw:image xlink:href="Pictures/10000000000000D300000061A0B235BB.png" xlink:type="simple" xlink:show="embed" xlink:actuate="onLoad">
            <text:p/>
          </draw:image>
        </draw:frame>
        <draw:frame draw:style-name="gr1" draw:text-style-name="P1" draw:layer="layout" svg:width="7.751cm" svg:height="1.745cm" svg:x="15.24cm" svg:y="11.43cm">
          <draw:image xlink:href="Pictures/100000000000012500000042A708830D.png" xlink:type="simple" xlink:show="embed" xlink:actuate="onLoad">
            <text:p/>
          </draw:image>
        </draw:frame>
        <draw:frame draw:style-name="gr1" draw:text-style-name="P1" draw:layer="layout" svg:width="3.81cm" svg:height="4.338cm" svg:x="5.715cm" svg:y="14.077cm">
          <draw:image xlink:href="Pictures/10000000000000B8000001049EF578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cv </meta:initial-creator>
    <meta:creation-date>2011-04-04T13:31:39</meta:creation-date>
    <meta:editing-duration>PT00H00M54S</meta:editing-duration>
    <meta:editing-cycles>2</meta:editing-cycles>
    <dc:date>2011-04-04T13:32:28</dc:date>
    <dc:creator>pcv </dc:creator>
    <meta:document-statistic meta:object-count="30"/>
    <meta:generator>OpenOffice.org/3.2$Linux OpenOffice.org_project/320m12$Build-9483</meta:generator>
  </office:meta>
</office:document-meta>
</file>